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45cm" fo:min-width="5.527cm" fo:wrap-option="no-wrap"/>
    </style:style>
    <style:style style:name="gr2" style:family="graphic" style:parent-style-name="standard">
      <style:graphic-properties draw:fill-color="#66ffff" draw:textarea-horizontal-align="justify" draw:textarea-vertical-align="middle" draw:auto-grow-height="false" fo:min-height="0.739cm" fo:min-width="4.063cm" fo:wrap-option="no-wrap"/>
    </style:style>
    <style:style style:name="gr3" style:family="graphic" style:parent-style-name="standard">
      <style:graphic-properties draw:textarea-horizontal-align="justify" draw:textarea-vertical-align="middle" draw:auto-grow-height="false" fo:min-height="1.814cm" fo:min-width="1.564cm"/>
    </style:style>
    <style:style style:name="gr4" style:family="graphic" style:parent-style-name="standard">
      <style:graphic-properties draw:textarea-vertical-align="middle"/>
    </style:style>
    <style:style style:name="gr5" style:family="graphic" style:parent-style-name="standard">
      <style:graphic-properties draw:fill-color="#ccff00" draw:textarea-horizontal-align="justify" draw:textarea-vertical-align="middle" draw:auto-grow-height="false" fo:min-height="0.739cm" fo:min-width="4.063cm" fo:wrap-option="no-wrap"/>
    </style:style>
    <style:style style:name="gr6" style:family="graphic" style:parent-style-name="standard">
      <style:graphic-properties draw:fill-color="#66ffff" draw:textarea-horizontal-align="justify" draw:textarea-vertical-align="middle" draw:auto-grow-height="false" fo:min-height="1.814cm" fo:min-width="2.961cm"/>
    </style:style>
    <style:style style:name="gr7" style:family="graphic" style:parent-style-name="standard">
      <style:graphic-properties draw:fill-color="#ccff00" draw:textarea-horizontal-align="justify" draw:textarea-vertical-align="middle" draw:auto-grow-height="false" fo:min-height="1.126cm" fo:min-width="3.035cm"/>
    </style:style>
    <style:style style:name="gr8" style:family="graphic" style:parent-style-name="standard">
      <style:graphic-properties draw:textarea-horizontal-align="justify" draw:textarea-vertical-align="middle" draw:auto-grow-height="false" fo:min-height="1.814cm" fo:min-width="1.945cm"/>
    </style:style>
    <style:style style:name="gr9" style:family="graphic" style:parent-style-name="standard">
      <style:graphic-properties draw:fill-color="#66ffff" draw:textarea-horizontal-align="justify" draw:textarea-vertical-align="middle" draw:auto-grow-height="false" fo:min-height="1.814cm" fo:min-width="1.945cm"/>
    </style:style>
    <style:style style:name="gr10" style:family="graphic" style:parent-style-name="standard">
      <style:graphic-properties draw:fill-color="#ccff00" draw:textarea-horizontal-align="justify" draw:textarea-vertical-align="middle" draw:auto-grow-height="false" fo:min-height="1.814cm" fo:min-width="1.945cm"/>
    </style:style>
    <style:style style:name="gr11" style:family="graphic" style:parent-style-name="standard">
      <style:graphic-properties draw:textarea-horizontal-align="justify" draw:textarea-vertical-align="middle" draw:auto-grow-height="false" fo:min-height="5.155cm" fo:min-width="2.365cm"/>
    </style:style>
    <style:style style:name="P1" style:family="paragraph">
      <style:paragraph-properties fo:text-align="center"/>
    </style:style>
    <style:style style:name="P2" style:family="paragraph">
      <loext:graphic-properties draw:fill-color="#66ffff"/>
      <style:paragraph-properties fo:text-align="center"/>
    </style:style>
    <style:style style:name="P3" style:family="paragraph">
      <loext:graphic-properties draw:fill-color="#ccff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9.226cm" svg:height="2.921cm" svg:x="6.592cm" svg:y="1.3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3" draw:id="id3" draw:layer="layout" svg:width="6.985cm" svg:height="1.524cm" svg:x="3.29cm" svg:y="7.46cm">
          <text:p text:style-name="P1">Home IP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2" draw:id="id2" draw:layer="layout" svg:width="2.286cm" svg:height="2.286cm" svg:x="7.227cm" svg:y="4.739cm">
          <text:p text:style-name="P1">Home </text:p>
          <text:p text:style-name="P1">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1.205cm" svg:y1="4.231cm" svg:x2="8.37cm" svg:y2="4.739cm" draw:start-shape="id1" draw:start-glue-point="2" draw:end-shape="id2" draw:end-glue-point="0" svg:d="M11205 4231v254h-2835v254" svg:viewBox="0 0 2836 509">
          <text:p/>
        </draw:connector>
        <draw:connector draw:style-name="gr4" draw:text-style-name="P1" draw:layer="layout" svg:x1="8.37cm" svg:y1="7.025cm" svg:x2="6.782cm" svg:y2="7.46cm" draw:start-shape="id2" draw:start-glue-point="2" draw:end-shape="id3" draw:end-glue-point="0" svg:d="M8370 7025v218h-1588v217" svg:viewBox="0 0 1589 436">
          <text:p/>
        </draw:connector>
        <draw:custom-shape draw:style-name="gr5" draw:text-style-name="P3" xml:id="id5" draw:id="id5" draw:layer="layout" svg:width="6.985cm" svg:height="1.524cm" svg:x="8.468cm" svg:y="11.333cm">
          <text:p text:style-name="P1">Z Wave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xml:id="id4" draw:id="id4" draw:layer="layout" svg:width="3.683cm" svg:height="2.286cm" svg:x="5.195cm" svg:y="9.3cm">
          <text:p text:style-name="P1">Raspberry</text:p>
          <text:p text:style-name="P1">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6.782cm" svg:y1="8.984cm" svg:x2="7.036cm" svg:y2="9.3cm" draw:start-shape="id3" draw:start-glue-point="2" draw:end-shape="id4" draw:end-glue-point="0" svg:d="M6782 8984v159h254v157" svg:viewBox="0 0 255 317">
          <text:p/>
        </draw:connector>
        <draw:custom-shape draw:style-name="gr7" draw:text-style-name="P3" xml:id="id6" draw:id="id6" draw:layer="layout" svg:width="3.683cm" svg:height="1.524cm" svg:x="8.751cm" svg:y="9.681cm">
          <text:p text:style-name="P1">Z Wave</text:p>
          <text:p text:style-name="P1">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5.453cm" svg:y1="12.095cm" svg:x2="12.434cm" svg:y2="10.443cm" draw:start-shape="id5" draw:end-shape="id6" draw:end-glue-point="1" svg:d="M15453 12095h501v-1652h-3520" svg:viewBox="0 0 3521 1653">
          <text:p/>
        </draw:connector>
        <draw:custom-shape draw:style-name="gr8" draw:text-style-name="P1" xml:id="id7" draw:id="id7" draw:layer="layout" svg:width="2.667cm" svg:height="2.286cm" svg:x="3.797cm" svg:y="2.899cm">
          <text:p text:style-name="P1">Web</text:p>
          <text:p text:style-name="P1">Brow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1.205cm" svg:y1="1.31cm" svg:x2="5.13cm" svg:y2="2.899cm" draw:start-shape="id1" draw:end-shape="id7" draw:end-glue-point="0" svg:d="M11205 1310v-502h-6075v2091" svg:viewBox="0 0 6076 2092">
          <text:p/>
        </draw:connector>
        <draw:custom-shape draw:style-name="gr9" draw:text-style-name="P2" xml:id="id8" draw:id="id8" draw:layer="layout" svg:width="2.667cm" svg:height="2.286cm" svg:x="1.893cm" svg:y="9.3cm">
          <text:p text:style-name="P1">Web</text:p>
          <text:p text:style-name="P1">Brow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3.29cm" svg:y1="8.222cm" svg:x2="3.226cm" svg:y2="9.3cm" draw:start-shape="id3" draw:start-glue-point="3" draw:end-shape="id8" draw:end-glue-point="0" svg:d="M3290 8222h-64v1078" svg:viewBox="0 0 65 1079">
          <text:p/>
        </draw:connector>
        <draw:custom-shape draw:style-name="gr10" draw:text-style-name="P3" xml:id="id9" draw:id="id9" draw:layer="layout" svg:width="2.667cm" svg:height="2.286cm" svg:x="7.137cm" svg:y="13.517cm">
          <text:p text:style-name="P1">Z Wave</text:p>
          <text:p text:style-name="P1">De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1.96cm" svg:y1="12.857cm" svg:x2="8.47cm" svg:y2="13.517cm" draw:start-shape="id5" draw:start-glue-point="2" draw:end-shape="id9" draw:end-glue-point="0" svg:d="M11960 12857v331h-3490v329" svg:viewBox="0 0 3491 661">
          <text:p/>
        </draw:connector>
        <draw:custom-shape draw:style-name="gr10" draw:text-style-name="P3" xml:id="id10" draw:id="id10" draw:layer="layout" svg:width="2.667cm" svg:height="2.286cm" svg:x="9.931cm" svg:y="13.517cm">
          <text:p text:style-name="P1">Z Wave</text:p>
          <text:p text:style-name="P1">De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1.96cm" svg:y1="12.857cm" svg:x2="11.264cm" svg:y2="13.517cm" draw:start-shape="id5" draw:start-glue-point="2" draw:end-shape="id10" draw:end-glue-point="0" svg:d="M11960 12857v331h-696v329" svg:viewBox="0 0 697 661">
          <text:p/>
        </draw:connector>
        <draw:custom-shape draw:style-name="gr10" draw:text-style-name="P3" xml:id="id11" draw:id="id11" draw:layer="layout" svg:width="2.667cm" svg:height="2.286cm" svg:x="12.725cm" svg:y="13.517cm">
          <text:p text:style-name="P1">Z Wave</text:p>
          <text:p text:style-name="P1">De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1.96cm" svg:y1="12.857cm" svg:x2="14.058cm" svg:y2="13.517cm" draw:start-shape="id5" draw:start-glue-point="2" draw:end-shape="id11" draw:end-glue-point="0" svg:d="M11960 12857v331h2098v329" svg:viewBox="0 0 2099 661">
          <text:p/>
        </draw:connector>
        <draw:custom-shape draw:style-name="gr11" draw:text-style-name="P1" xml:id="id12" draw:id="id12" draw:layer="layout" svg:width="3.175cm" svg:height="5.715cm" svg:x="0.361cm" svg:y="0.802cm">
          <text:p text:style-name="P1">Smart</text:p>
          <text:p text:style-name="P1">Phone</text:p>
          <text:p text:style-name="P1">With</text:p>
          <text:p text:style-name="P1">Owntra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1.205cm" svg:y1="1.31cm" svg:x2="1.948cm" svg:y2="0.802cm" draw:start-shape="id1" draw:end-shape="id12" draw:end-glue-point="0" svg:d="M11205 1310v-1010h-9257v502" svg:viewBox="0 0 9258 101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3T10:15:49.136014379</meta:creation-date>
    <dc:date>2017-04-24T12:55:11.078970547</dc:date>
    <meta:editing-duration>PT44M22S</meta:editing-duration>
    <meta:editing-cycles>7</meta:editing-cycles>
    <meta:generator>LibreOffice/5.1.6.2$Linux_X86_64 LibreOffice_project/10m0$Build-2</meta:generator>
    <meta:document-statistic meta:object-count="22"/>
  </office:meta>
</office:document-meta>
</file>